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end="Arrowheads_20_1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25cm" draw:marker-start-width="0.5cm" draw:marker-end="Arrowheads_20_1" draw:marker-end-width="0.5cm" draw:fill="none" draw:textarea-horizontal-align="center" draw:textarea-vertical-align="middle" fo:padding-top="0.25cm" fo:padding-bottom="0.25cm" fo:padding-left="0.375cm" fo:padding-right="0.375cm"/>
    </style:style>
    <style:style style:name="gr6" style:family="graphic" style:parent-style-name="standard">
      <style:graphic-properties svg:stroke-width="0.0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="Arrowheads_20_1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start="" draw:marker-end="Arrowheads_20_1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25cm" draw:marker-start="Arrowheads_20_1" draw:marker-start-width="0.5cm" draw:marker-end-width="0.5cm" draw:fill="none" draw:textarea-horizontal-align="center" draw:textarea-vertical-align="middle" fo:padding-top="0.25cm" fo:padding-bottom="0.25cm" fo:padding-left="0.375cm" fo:padding-right="0.375cm"/>
    </style:style>
    <style:style style:name="gr11" style:family="graphic" style:parent-style-name="objectwithoutfill">
      <style:graphic-properties svg:stroke-width="0.05cm" draw:marker-start="Arrowheads_20_1" draw:marker-end="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Ultrafine_20_Dashed" svg:stroke-width="0.0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3.956cm" svg:height="1.673cm" draw:transform="rotate (1.5707963267949) translate (7.266cm 13.431cm)">
            <draw:text-box>
              <text:p><text:span text:style-name="T1">PipeIn </text:span></text:p>
              <text:p><text:span text:style-name="T1">Pipe_2_Data</text:span></text:p>
              <text:p><text:span text:style-name="T1">Address: 0000010</text:span></text:p>
            </draw:text-box>
          </draw:frame>
          <draw:g>
            <draw:custom-shape draw:style-name="gr2" draw:text-style-name="P2" draw:layer="layout" svg:width="1.977cm" svg:height="3cm" svg:x="8.942cm" svg:y="10.175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2.254cm" svg:height="0.695cm" svg:x="8.896cm" svg:y="10.205cm">
              <draw:text-box>
                <text:p><text:span text:style-name="T2">REQUEST</text:span></text:p>
              </draw:text-box>
            </draw:frame>
            <draw:frame draw:style-name="gr3" draw:text-style-name="P3" draw:layer="layout" svg:width="1.441cm" svg:height="0.695cm" svg:x="9.628cm" svg:y="12.155cm">
              <draw:text-box>
                <text:p><text:span text:style-name="T2">DATA</text:span></text:p>
              </draw:text-box>
            </draw:frame>
            <draw:frame draw:style-name="gr3" draw:text-style-name="P3" draw:layer="layout" svg:width="1.538cm" svg:height="0.695cm" svg:x="9.569cm" svg:y="10.75cm">
              <draw:text-box>
                <text:p><text:span text:style-name="T2">VALID</text:span></text:p>
              </draw:text-box>
            </draw:frame>
          </draw:g>
        </draw:g>
        <draw:g>
          <draw:frame draw:style-name="gr1" draw:text-style-name="P1" draw:layer="layout" svg:width="3.956cm" svg:height="1.673cm" draw:transform="rotate (1.5707963267949) translate (7.25cm 9.375cm)">
            <draw:text-box>
              <text:p><text:span text:style-name="T1">PipeIn </text:span></text:p>
              <text:p><text:span text:style-name="T1">Pipe_1_Data</text:span></text:p>
              <text:p><text:span text:style-name="T1">Address: 0000001</text:span></text:p>
            </draw:text-box>
          </draw:frame>
          <draw:g>
            <draw:custom-shape draw:style-name="gr2" draw:text-style-name="P2" draw:layer="layout" svg:width="1.977cm" svg:height="3cm" svg:x="8.942cm" svg:y="6.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1.754cm" svg:height="0.695cm" svg:x="9.353cm" svg:y="6.85cm">
              <draw:text-box>
                <text:p><text:span text:style-name="T2">READY</text:span></text:p>
              </draw:text-box>
            </draw:frame>
            <draw:frame draw:style-name="gr3" draw:text-style-name="P3" draw:layer="layout" svg:width="1.441cm" svg:height="0.695cm" svg:x="9.628cm" svg:y="8.08cm">
              <draw:text-box>
                <text:p><text:span text:style-name="T2">DATA</text:span></text:p>
              </draw:text-box>
            </draw:frame>
            <draw:frame draw:style-name="gr3" draw:text-style-name="P3" draw:layer="layout" svg:width="1.538cm" svg:height="0.695cm" svg:x="9.569cm" svg:y="6.218cm">
              <draw:text-box>
                <text:p><text:span text:style-name="T2">VALID</text:span></text:p>
              </draw:text-box>
            </draw:frame>
          </draw:g>
        </draw:g>
        <draw:g>
          <draw:custom-shape draw:style-name="gr2" draw:text-style-name="P2" draw:layer="layout" svg:width="3.907cm" svg:height="2.95cm" svg:x="15.043cm" svg:y="6.0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467cm" svg:height="0.725cm" svg:x="14.933cm" svg:y="5.325cm">
            <draw:text-box>
              <text:p><text:span text:style-name="T1">FIFO</text:span></text:p>
            </draw:text-box>
          </draw:frame>
          <draw:frame draw:style-name="gr3" draw:text-style-name="P3" draw:layer="layout" svg:width="1.754cm" svg:height="0.695cm" svg:x="15.043cm" svg:y="6.9cm">
            <draw:text-box>
              <text:p><text:span text:style-name="T2">READY</text:span></text:p>
            </draw:text-box>
          </draw:frame>
          <draw:frame draw:style-name="gr3" draw:text-style-name="P3" draw:layer="layout" svg:width="1.538cm" svg:height="0.695cm" svg:x="15.062cm" svg:y="6.205cm">
            <draw:text-box>
              <text:p><text:span text:style-name="T2">VALID</text:span></text:p>
            </draw:text-box>
          </draw:frame>
          <draw:frame draw:style-name="gr3" draw:text-style-name="P3" draw:layer="layout" svg:width="1.538cm" svg:height="0.695cm" svg:x="17.533cm" svg:y="6.88cm">
            <draw:text-box>
              <text:p><text:span text:style-name="T2">VALID</text:span></text:p>
            </draw:text-box>
          </draw:frame>
          <draw:frame draw:style-name="gr3" draw:text-style-name="P3" draw:layer="layout" svg:width="1.754cm" svg:height="0.695cm" svg:x="17.346cm" svg:y="6.185cm">
            <draw:text-box>
              <text:p><text:span text:style-name="T2">READY</text:span></text:p>
            </draw:text-box>
          </draw:frame>
          <draw:frame draw:style-name="gr3" draw:text-style-name="P3" draw:layer="layout" svg:width="1.788cm" svg:height="0.695cm" svg:x="14.992cm" svg:y="8.149cm">
            <draw:text-box>
              <text:p><text:span text:style-name="T2">DATA in</text:span></text:p>
            </draw:text-box>
          </draw:frame>
          <draw:frame draw:style-name="gr3" draw:text-style-name="P3" draw:layer="layout" svg:width="2.004cm" svg:height="0.695cm" svg:x="17.075cm" svg:y="8.178cm">
            <draw:text-box>
              <text:p><text:span text:style-name="T2">DATA out</text:span></text:p>
            </draw:text-box>
          </draw:frame>
        </draw:g>
        <draw:line draw:style-name="gr4" draw:text-style-name="P2" draw:layer="layout" svg:x1="10.919cm" svg:y1="6.55cm" svg:x2="15.043cm" svg:y2="6.55cm">
          <text:p/>
        </draw:line>
        <draw:line draw:style-name="gr4" draw:text-style-name="P2" draw:layer="layout" svg:x1="15.043cm" svg:y1="7.2cm" svg:x2="10.919cm" svg:y2="7.2cm">
          <text:p/>
        </draw:line>
        <draw:line draw:style-name="gr5" draw:text-style-name="P2" draw:layer="layout" svg:x1="10.919cm" svg:y1="8.45cm" svg:x2="15.043cm" svg:y2="8.45cm">
          <text:p/>
        </draw:line>
        <draw:polyline draw:style-name="gr4" draw:text-style-name="P2" draw:layer="layout" svg:width="10.13cm" svg:height="3.999cm" svg:x="10.919cm" svg:y="6.5cm" svg:viewBox="0 0 10131 4000" draw:points="0,4000 10131,4000 10131,0 8031,0">
          <text:p/>
        </draw:polyline>
        <draw:polyline draw:style-name="gr4" draw:text-style-name="P2" draw:layer="layout" svg:width="9.58cm" svg:height="3.949cm" svg:x="10.919cm" svg:y="7.2cm" svg:viewBox="0 0 9581 3950" draw:points="8031,0 9581,0 9581,3950 0,3950">
          <text:p/>
        </draw:polyline>
        <draw:polyline draw:style-name="gr5" draw:text-style-name="P2" draw:layer="layout" svg:width="8.98cm" svg:height="4.049cm" svg:x="10.919cm" svg:y="8.5cm" svg:viewBox="0 0 8981 4050" draw:points="8031,0 8981,0 8981,4050 0,4050">
          <text:p/>
        </draw:polyline>
      </draw:page>
      <draw:page draw:name="page2" draw:style-name="dp1" draw:master-page-name="Default">
        <draw:g>
          <draw:custom-shape draw:style-name="gr6" draw:text-style-name="P2" draw:layer="layout" svg:width="4.4cm" svg:height="8cm" svg:x="12.55cm" svg:y="9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2" draw:layer="layout" svg:x1="12.55cm" svg:y1="16.85cm" svg:x2="16.95cm" svg:y2="16.85cm">
            <text:p/>
          </draw:line>
          <draw:line draw:style-name="gr7" draw:text-style-name="P2" draw:layer="layout" svg:x1="12.55cm" svg:y1="12.85cm" svg:x2="16.95cm" svg:y2="12.85cm">
            <text:p/>
          </draw:line>
          <draw:line draw:style-name="gr7" draw:text-style-name="P2" draw:layer="layout" svg:x1="12.55cm" svg:y1="13.35cm" svg:x2="16.95cm" svg:y2="13.35cm">
            <text:p/>
          </draw:line>
          <draw:line draw:style-name="gr7" draw:text-style-name="P2" draw:layer="layout" svg:x1="12.55cm" svg:y1="13.85cm" svg:x2="16.95cm" svg:y2="13.85cm">
            <text:p/>
          </draw:line>
          <draw:line draw:style-name="gr7" draw:text-style-name="P2" draw:layer="layout" svg:x1="12.55cm" svg:y1="14.35cm" svg:x2="16.95cm" svg:y2="14.35cm">
            <text:p/>
          </draw:line>
          <draw:line draw:style-name="gr7" draw:text-style-name="P2" draw:layer="layout" svg:x1="12.55cm" svg:y1="14.85cm" svg:x2="16.95cm" svg:y2="14.85cm">
            <text:p/>
          </draw:line>
          <draw:line draw:style-name="gr7" draw:text-style-name="P2" draw:layer="layout" svg:x1="12.55cm" svg:y1="15.35cm" svg:x2="16.95cm" svg:y2="15.35cm">
            <text:p/>
          </draw:line>
          <draw:line draw:style-name="gr7" draw:text-style-name="P2" draw:layer="layout" svg:x1="12.55cm" svg:y1="15.85cm" svg:x2="16.95cm" svg:y2="15.85cm">
            <text:p/>
          </draw:line>
          <draw:line draw:style-name="gr7" draw:text-style-name="P2" draw:layer="layout" svg:x1="12.55cm" svg:y1="16.35cm" svg:x2="16.95cm" svg:y2="16.35cm">
            <text:p/>
          </draw:line>
        </draw:g>
        <draw:line draw:style-name="gr8" draw:text-style-name="P2" draw:layer="layout" svg:x1="12.55cm" svg:y1="13.05cm" svg:x2="9.45cm" svg:y2="13.05cm">
          <text:p/>
        </draw:line>
        <draw:line draw:style-name="gr9" draw:text-style-name="P2" draw:layer="layout" svg:x1="20.05cm" svg:y1="15.1cm" svg:x2="16.95cm" svg:y2="15.1cm">
          <text:p/>
        </draw:line>
        <draw:frame draw:style-name="gr3" draw:layer="layout" svg:width="4.205cm" svg:height="1.012cm" svg:x="7.4cm" svg:y="13.088cm">
          <draw:text-box>
            <text:p>Write Pointer</text:p>
          </draw:text-box>
        </draw:frame>
        <draw:frame draw:style-name="gr3" draw:layer="layout" svg:width="4.248cm" svg:height="1.012cm" svg:x="17.4cm" svg:y="15.138cm">
          <draw:text-box>
            <text:p>Read Pointer</text:p>
          </draw:text-box>
        </draw:frame>
        <draw:frame draw:style-name="gr3" draw:text-style-name="P1" draw:layer="layout" svg:width="1.382cm" svg:height="0.775cm" svg:x="14.168cm" svg:y="14.7cm">
          <draw:text-box>
            <text:p text:style-name="P1"><text:span text:style-name="T1">data</text:span></text:p>
          </draw:text-box>
        </draw:frame>
        <draw:frame draw:style-name="gr3" draw:text-style-name="P1" draw:layer="layout" svg:width="1.382cm" svg:height="0.775cm" svg:x="14.168cm" svg:y="14.225cm">
          <draw:text-box>
            <text:p text:style-name="P1"><text:span text:style-name="T1">data</text:span></text:p>
          </draw:text-box>
        </draw:frame>
        <draw:frame draw:style-name="gr3" draw:text-style-name="P1" draw:layer="layout" svg:width="1.382cm" svg:height="0.775cm" svg:x="14.168cm" svg:y="13.726cm">
          <draw:text-box>
            <text:p text:style-name="P1"><text:span text:style-name="T1">data</text:span></text:p>
          </draw:text-box>
        </draw:frame>
        <draw:frame draw:style-name="gr3" draw:text-style-name="P1" draw:layer="layout" svg:width="1.382cm" svg:height="0.775cm" svg:x="14.168cm" svg:y="13.227cm">
          <draw:text-box>
            <text:p text:style-name="P1"><text:span text:style-name="T1">data</text:span></text:p>
          </draw:text-box>
        </draw:frame>
        <draw:frame draw:style-name="gr3" draw:text-style-name="P1" draw:layer="layout" svg:width="1.382cm" svg:height="0.775cm" svg:x="14.168cm" svg:y="12.728cm">
          <draw:text-box>
            <text:p text:style-name="P1"><text:span text:style-name="T1">data</text:span></text:p>
          </draw:text-box>
        </draw:frame>
        <draw:polyline draw:style-name="gr10" draw:text-style-name="P2" draw:layer="layout" svg:width="0.699cm" svg:height="9.599cm" draw:transform="rotate (-1.5707963267949) translate (13.65cm 17.35cm)" svg:viewBox="0 0 700 9600" draw:points="0,0 700,0 700,9600">
          <text:p/>
        </draw:polyline>
        <draw:polyline draw:style-name="gr5" draw:text-style-name="P2" draw:layer="layout" svg:width="0.699cm" svg:height="9.799cm" draw:transform="rotate (-1.5707963267949) translate (25.5cm 17.35cm)" svg:viewBox="0 0 700 9800" draw:points="0,9800 700,9800 700,0">
          <text:p/>
        </draw:polyline>
        <draw:custom-shape draw:style-name="gr6" draw:text-style-name="P2" draw:layer="layout" svg:width="12.35cm" svg:height="3.85cm" svg:x="8.55cm" svg:y="4.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.45cm" svg:y1="13.05cm" svg:x2="9.45cm" svg:y2="7.95cm">
          <text:p/>
        </draw:line>
        <draw:line draw:style-name="gr7" draw:text-style-name="P2" draw:layer="layout" svg:x1="20.05cm" svg:y1="15.1cm" svg:x2="20.05cm" svg:y2="7.95cm">
          <text:p/>
        </draw:line>
        <draw:line draw:style-name="gr4" draw:text-style-name="P2" draw:layer="layout" svg:x1="3.95cm" svg:y1="5cm" svg:x2="8.55cm" svg:y2="5cm">
          <text:p/>
        </draw:line>
        <draw:line draw:style-name="gr4" draw:text-style-name="P2" draw:layer="layout" svg:x1="20.95cm" svg:y1="6cm" svg:x2="25.55cm" svg:y2="6cm">
          <text:p/>
        </draw:line>
        <draw:line draw:style-name="gr11" draw:text-style-name="P2" draw:layer="layout" svg:x1="20.9cm" svg:y1="5cm" svg:x2="25.5cm" svg:y2="5cm">
          <text:p/>
        </draw:line>
        <draw:line draw:style-name="gr11" draw:text-style-name="P2" draw:layer="layout" svg:x1="3.95cm" svg:y1="6.5cm" svg:x2="8.55cm" svg:y2="6.5cm">
          <text:p/>
        </draw:line>
        <draw:frame draw:style-name="gr3" draw:layer="layout" svg:width="4.925cm" svg:height="1.012cm" svg:x="8.545cm" svg:y="3.15cm">
          <draw:text-box>
            <text:p>FIFO Controller</text:p>
          </draw:text-box>
        </draw:frame>
        <draw:frame draw:style-name="gr3" draw:layer="layout" svg:width="4.773cm" svg:height="1.012cm" svg:x="12.45cm" svg:y="8.35cm">
          <draw:text-box>
            <text:p>Dual Port RAM</text:p>
          </draw:text-box>
        </draw:frame>
        <draw:custom-shape draw:style-name="gr12" draw:text-style-name="P2" draw:layer="layout" svg:width="19.4cm" svg:height="16.55cm" svg:x="5cm" svg:y="2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004cm" svg:height="1.012cm" svg:x="4.9cm" svg:y="1.55cm">
          <draw:text-box>
            <text:p>FIFO</text:p>
          </draw:text-box>
        </draw:frame>
        <draw:frame draw:style-name="gr3" draw:layer="layout" svg:width="2.338cm" svg:height="1.012cm" svg:x="1.7cm" svg:y="4.488cm">
          <draw:text-box>
            <text:p>VALID</text:p>
          </draw:text-box>
        </draw:frame>
        <draw:frame draw:style-name="gr3" draw:layer="layout" svg:width="2.338cm" svg:height="1.012cm" svg:x="25.561cm" svg:y="5.488cm">
          <draw:text-box>
            <text:p>VALID</text:p>
          </draw:text-box>
        </draw:frame>
        <draw:frame draw:style-name="gr3" draw:layer="layout" svg:width="2.732cm" svg:height="1.012cm" svg:x="1.35cm" svg:y="5.988cm">
          <draw:text-box>
            <text:p>READY</text:p>
          </draw:text-box>
        </draw:frame>
        <draw:frame draw:style-name="gr3" draw:layer="layout" svg:width="2.732cm" svg:height="1.012cm" svg:x="25.468cm" svg:y="4.488cm">
          <draw:text-box>
            <text:p>READY</text:p>
          </draw:text-box>
        </draw:frame>
        <draw:frame draw:style-name="gr3" draw:layer="layout" svg:width="2.791cm" svg:height="1.012cm" svg:x="1.35cm" svg:y="17.55cm">
          <draw:text-box>
            <text:p>DATA in</text:p>
          </draw:text-box>
        </draw:frame>
        <draw:frame draw:style-name="gr3" draw:layer="layout" svg:width="3.181cm" svg:height="1.012cm" svg:x="25.409cm" svg:y="17.55cm">
          <draw:text-box>
            <text:p>DATA o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6H7M24S</meta:editing-duration>
    <meta:editing-cycles>20</meta:editing-cycles>
    <meta:generator>LibreOffice/3.5$Linux_X86_64 LibreOffice_project/350m1$Build-2</meta:generator>
    <dc:date>2013-10-17T10:46:47</dc:date>
    <meta:document-statistic meta:object-count="68"/>
  </office:meta>
</office:document-meta>
</file>